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3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83cm" svg:y1="2.174cm" svg:x2="17.812cm" svg:y2="2.174cm">
          <text:p/>
        </draw:line>
        <draw:custom-shape draw:style-name="gr3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3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4cm" svg:y1="2.174cm" svg:x2="22.269cm" svg:y2="2.174cm">
          <text:p/>
        </draw:line>
        <draw:custom-shape draw:style-name="gr3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3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904cm" svg:y1="2.174cm" svg:x2="21.233cm" svg:y2="2.174cm">
          <text:p/>
        </draw:line>
        <draw:custom-shape draw:style-name="gr3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  <draw:custom-shape draw:style-name="gr5" draw:text-style-name="P2" xml:id="id1" draw:id="id1" draw:layer="layout" svg:width="2.937cm" svg:height="2.033cm" svg:x="3.8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11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937cm" svg:height="2.033cm" svg:x="18.972cm" svg:y="7.13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26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34.0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41.2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34cm" svg:y1="7.131cm" svg:x2="20.44cm" svg:y2="7.131cm" draw:start-shape="id1" draw:start-glue-point="0" draw:end-shape="id2" draw:end-glue-point="0" svg:d="M5340 7131c0-753 15100-753 15100 0" svg:viewBox="0 0 15101 566">
          <text:p/>
        </draw:connector>
        <draw:custom-shape draw:style-name="gr3" draw:text-style-name="P1" draw:layer="layout" svg:width="6.294cm" svg:height="2.595cm" svg:x="2.099cm" svg:y="2.1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6cm" svg:x="2.566cm" svg:y="1.3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66cm" svg:y1="2.168cm" svg:x2="2.895cm" svg:y2="2.168cm">
          <text:p/>
        </draw:line>
        <draw:custom-shape draw:style-name="gr1" draw:text-style-name="P1" draw:layer="layout" svg:width="0.329cm" svg:height="0.785cm" svg:x="2.566cm" svg:y="3.9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9cm" svg:x2="2.895cm" svg:y2="4.769cm">
          <text:p/>
        </draw:line>
        <draw:custom-shape draw:style-name="gr3" draw:text-style-name="P1" draw:layer="layout" svg:width="0.329cm" svg:height="0.786cm" svg:x="7.022cm" svg:y="1.3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023cm" svg:y1="2.168cm" svg:x2="7.352cm" svg:y2="2.168cm">
          <text:p/>
        </draw:line>
        <draw:custom-shape draw:style-name="gr3" draw:text-style-name="P1" draw:layer="layout" svg:width="0.328cm" svg:height="0.786cm" svg:x="7.541cm" svg:y="1.3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541cm" svg:y1="2.168cm" svg:x2="7.87cm" svg:y2="2.168cm">
          <text:p/>
        </draw:line>
        <draw:custom-shape draw:style-name="gr1" draw:text-style-name="P1" draw:layer="layout" svg:width="0.329cm" svg:height="0.785cm" svg:x="7.022cm" svg:y="3.9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9cm" svg:x2="7.352cm" svg:y2="4.769cm">
          <text:p/>
        </draw:line>
        <draw:custom-shape draw:style-name="gr1" draw:text-style-name="P1" draw:layer="layout" svg:width="0.328cm" svg:height="0.785cm" svg:x="7.541cm" svg:y="3.9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9cm" svg:x2="7.87cm" svg:y2="4.769cm">
          <text:p/>
        </draw:line>
        <draw:custom-shape draw:style-name="gr3" draw:text-style-name="P1" draw:layer="layout" svg:width="0.327cm" svg:height="0.786cm" svg:x="5.987cm" svg:y="1.3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986cm" svg:y1="2.168cm" svg:x2="6.315cm" svg:y2="2.168cm">
          <text:p/>
        </draw:line>
        <draw:custom-shape draw:style-name="gr3" draw:text-style-name="P1" draw:layer="layout" svg:width="0.328cm" svg:height="0.786cm" svg:x="6.505cm" svg:y="1.38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04cm" svg:y1="2.168cm" svg:x2="6.833cm" svg:y2="2.168cm">
          <text:p/>
        </draw:line>
        <draw:custom-shape draw:style-name="gr1" draw:text-style-name="P1" draw:layer="layout" svg:width="0.327cm" svg:height="0.785cm" svg:x="5.987cm" svg:y="3.9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9cm" svg:x2="6.315cm" svg:y2="4.769cm">
          <text:p/>
        </draw:line>
        <draw:custom-shape draw:style-name="gr1" draw:text-style-name="P1" draw:layer="layout" svg:width="0.328cm" svg:height="0.785cm" svg:x="6.505cm" svg:y="3.98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9cm" svg:x2="6.833cm" svg:y2="4.769cm">
          <text:p/>
        </draw:line>
        <draw:custom-shape draw:style-name="gr1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2.207cm" svg:x2="10.443cm" svg:y2="2.207cm">
          <text:p/>
        </draw:line>
        <draw:custom-shape draw:style-name="gr1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1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2.207cm" svg:x2="13.864cm" svg:y2="2.207cm">
          <text:p/>
        </draw:line>
        <draw:custom-shape draw:style-name="gr1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9-04T18:25:10.308599046</dc:date>
    <dc:creator>elucterio </dc:creator>
    <meta:editing-duration>PT43M29S</meta:editing-duration>
    <meta:editing-cycles>19</meta:editing-cycles>
    <meta:generator>LibreOffice/4.2.8.2$Linux_X86_64 LibreOffice_project/420m0$Build-2</meta:generator>
    <meta:document-statistic meta:object-count="149"/>
  </office:meta>
</office:document-meta>
</file>